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</office:automatic-styles>
  <office:body>
    <office:text>
      <text:p text:style-name="Title">The Hitchhiker's Guide to Online Anonymity</text:p>
      <text:p text:style-name="Text_20_body">PGP/GPG key ID <text:span text:style-name="Source_Text">7DFFD7471FB76E2A8ABBBCDDD769B3749E933B8A</text:span> is no longer active PGP/GPG key ID <text:span text:style-name="Source_Text">42FF35DB9DE7C088AB0FD4A70C216A52F6DF4920</text:span> is no longer active</text:p>
      <text:p text:style-name="Text_20_body">This project now uses separate master, release signing, and email keys.</text:p>
      <text:p text:style-name="Text_20_body">Current master key fingerprint: <text:span text:style-name="Source_Text">9EA98278639F1CD853E096CBFF94507587A6A9B9</text:span> Current release key fingerprint: <text:span text:style-name="Source_Text">83A6CF9EF57AC25B5C7F5D29285E6048A12321B2</text:span> Current email key fingerprint: <text:span text:style-name="Source_Text">B6D1757632A280F99F2DCBFDB9AB9D93AFF05B9C</text:span></text:p>
      <text:p text:style-name="Text_20_body">The email and release keys should be signed by the master key. The master key takes precedence over all other project keys. ———————————————————————————— Minisign key</text:p>
      <text:p text:style-name="P1">untrusted comment: minisign public key 902835EC74825934</text:p>
      <text:p text:style-name="P2">RWQ0WYJ07DUokK8V/6LNJ9bf/O/QM9k4FSlDmzgEeXm7lEpw3ecYjXDM</text:p>
      <text:p text:style-name="First_20_paragraph">is no longer active</text:p>
      <text:p text:style-name="Text_20_body">Use</text:p>
      <text:p text:style-name="P3">untrusted comment: minisign public key FE6A09A3AF18F7A7</text:p>
      <text:p text:style-name="P4">RWSn9xivowlq/ihAzclDBxhCxbYz4bLkC8E645lHgSUlQNlDvoTxO5Fv</text:p>
      <text:p text:style-name="First_20_paragraph">instead</text:p>
      <text:p text:style-name="Text_20_body">Files signed using this key pair can be verified with the following command:</text:p>
      <text:p text:style-name="P5">minisign -Vm &lt;file&gt; -P RWSn9xivowlq/ihAzclDBxhCxbYz4bLkC8E645lHgSUlQNlDvoTxO5F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he Hitchhiker's Guide to Online Anonymity</dc:title>
    <dc:description/>
    <dc:subject/>
    <meta:keyword/>
    <meta:initial-creator/>
    <dc:creator/>
    <meta:creation-date>2023-07-29T16:44:35Z</meta:creation-date>
    <dc:date>2023-07-29T16:44:35Z</dc:date>
  </office:meta>
</office:document-meta>
</file>